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0000000816D08035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image-name="Bitmape_20_5" style:repeat="stretch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4.985cm"/>
    </style:style>
    <style:style style:name="pr1" style:family="presentation" style:parent-style-name="lyt-darkblue-title">
      <style:graphic-properties draw:auto-grow-height="true" fo:min-height="3.506cm"/>
    </style:style>
    <style:style style:name="pr2" style:family="presentation" style:parent-style-name="lyt-darkblue-outline1">
      <style:graphic-properties draw:auto-grow-height="true" fo:min-height="6.31cm"/>
    </style:style>
    <style:style style:name="pr3" style:family="presentation" style:parent-style-name="lyt-darkblue-notes">
      <style:graphic-properties draw:fill-color="#ffffff" draw:auto-grow-height="true" fo:min-height="11.409cm"/>
    </style:style>
    <style:style style:name="pr4" style:family="presentation" style:parent-style-name="lyt-darkblue-title">
      <style:graphic-properties fo:min-height="3.506cm"/>
    </style:style>
    <style:style style:name="pr5" style:family="presentation" style:parent-style-name="lyt-darkblue-subtitle">
      <style:graphic-properties draw:fill-color="#ffffff" fo:min-height="13.714cm"/>
    </style:style>
    <style:style style:name="pr6" style:family="presentation" style:parent-style-name="lyt-darkblue-notes">
      <style:graphic-properties draw:fill-color="#ffffff" fo:min-height="11.409cm"/>
    </style:style>
    <style:style style:name="pr7" style:family="presentation" style:parent-style-name="lyt-darkblue-outline1">
      <style:graphic-properties fo:min-height="12.251cm"/>
    </style:style>
    <style:style style:name="pr8" style:family="presentation" style:parent-style-name="lyt-darkblue-outline1">
      <style:graphic-properties fo:min-height="7.719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5">
        <draw:frame presentation:style-name="pr1" draw:text-style-name="P2" draw:layer="layout" svg:width="23.911cm" svg:height="3.506cm" svg:x="2.089cm" svg:y="1cm" presentation:class="title" presentation:user-transformed="true">
          <draw:text-box>
            <text:p text:style-name="P1"><text:span text:style-name="T1">Introduzione a React</text:span></text:p>
          </draw:text-box>
        </draw:frame>
        <draw:frame presentation:style-name="pr2" draw:text-style-name="P3" draw:layer="layout" svg:width="23.477cm" svg:height="6.31cm" svg:x="2.5cm" svg:y="6.19cm" presentation:class="outline" presentation:user-transformed="true">
          <draw:text-box>
            <text:list text:style-name="L2">
              <text:list-header>
                <text:p text:style-name="P1"><text:span text:style-name="T2">Emilio Lenglet</text:span><text:span text:style-name="T2"><text:line-break/></text:span><text:span text:style-name="T2"><text:line-break/></text:span><text:span text:style-name="T2">FS-19 – Teacher Assisant</text:span></text:p>
              </text:list-header>
            </text:list>
          </draw:text-box>
        </draw:frame>
        <draw:custom-shape draw:name="Freeform 11" draw:style-name="gr1" draw:text-style-name="P4" draw:layer="layout" svg:width="8cm" svg:height="1.5cm" svg:x="0cm" svg:y="0cm">
          <text:p/>
          <draw:enhanced-geometry draw:mirror-horizontal="false" draw:mirror-vertical="false" svg:viewBox="0 0 4419777 790649" draw:type="non-primitive" draw:enhanced-path="M 0 0 L 4419777 0 4419777 790650 0 790650 0 0 Z N">
            <draw:equation draw:name="f0" draw:formula="width"/>
            <draw:equation draw:name="f1" draw:formula="height"/>
          </draw:enhanced-geometry>
        </draw:custom-shap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>
        <draw:frame presentation:style-name="pr4" draw:text-style-name="P5" draw:layer="layout" svg:width="23.911cm" svg:height="3.506cm" svg:x="2.058cm" svg:y="0.784cm" presentation:class="title">
          <draw:text-box>
            <text:p text:style-name="P1"><text:span text:style-name="T2">Cosa è React</text:span></text:p>
          </draw:text-box>
        </draw:frame>
        <draw:frame presentation:style-name="pr5" draw:layer="layout" svg:width="28cm" svg:height="13.714cm" svg:x="0cm" svg:y="5.453cm" presentation:class="subtitle" presentation:user-transformed="true">
          <draw:text-box>
            <text:p/>
            <text:p><text:span text:style-name="T3">React è una libreria JavaScript che viene utilizzata per costruire interfacce utente interattive e dinamiche per le applicazioni web, con la creazione di ''Componenti'' che aiutano ad aggioranre in modo automatico il cambio di dati senza dover ricaricare l'intera pagin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16">
        <draw:frame presentation:style-name="pr4" draw:layer="layout" svg:width="23.911cm" svg:height="3.506cm" svg:x="2.058cm" svg:y="0.784cm" presentation:class="title" presentation:user-transformed="true">
          <draw:text-box>
            <text:p text:style-name="P1">Le HOOK</text:p>
          </draw:text-box>
        </draw:frame>
        <draw:frame presentation:style-name="pr7" draw:layer="layout" svg:width="11.891cm" svg:height="12.251cm" svg:x="1.609cm" svg:y="7cm" presentation:class="outline" presentation:user-transformed="true">
          <draw:text-box>
            <text:list text:style-name="L2">
              <text:list-header>
                <text:p text:style-name="P1">useState</text:p>
                <text:p>È un hook di react che ti consente di aggiornare lo stato di una variabile nel tuo componente. Questo hook restiituisce un array con 2 elementi:</text:p>
              </text:list-header>
              <text:list-item>
                <text:p>Lo stato corrente </text:p>
              </text:list-item>
              <text:list-item>
                <text:p>La funzione per aggiornare lo stato</text:p>
                <text:p><text:span text:style-name="T4">const{state, setState} = useState('' '')</text:span></text:p>
              </text:list-item>
            </text:list>
          </draw:text-box>
        </draw:frame>
        <draw:frame presentation:style-name="pr8" draw:text-style-name="P1" draw:layer="layout" svg:width="12.391cm" svg:height="7.719cm" svg:x="14.5cm" svg:y="7cm" presentation:class="outline" presentation:user-transformed="true">
          <draw:text-box>
            <text:list text:style-name="L2">
              <text:list-header>
                <text:p text:style-name="P1">useEffect</text:p>
                <text:p text:style-name="P1">E' un hook che ti consente di eseguire effetti collaterali come</text:p>
              </text:list-header>
              <text:list-item>
                <text:p text:style-name="P1">Recupero di dati</text:p>
              </text:list-item>
              <text:list-item>
                <text:p text:style-name="P1">Manipolazione del DOM</text:p>
              </text:list-item>
              <text:list-item>
                <text:p text:style-name="P1">Aggiornamenti di stato</text:p>
              </text:list-item>
            </text:list>
          </draw:text-box>
        </draw:frame>
        <draw:frame draw:style-name="gr3" draw:layer="layout" svg:width="25.889cm" svg:height="5.235cm" svg:x="1.111cm" svg:y="4.765cm">
          <draw:text-box>
            <text:p>Le "hook" in React sono strumenti che semplificano lo stato e il ciclo di vita nei componenti funzionali, sostituendo l'uso di classi con funzioni speciali come useState e useEffect.</text:p>
            <text:p/>
            <text:p/>
            <text:p/>
            <text:p/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itmape_20_5" draw:display-name="Bitmape 5" xlink:href="Pictures/10000201000002D0000000816D08035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1cm" svg:height="3.506cm" svg:x="2.058cm" svg:y="0.784cm" presentation:class="title" presentation:placeholder="true">
        <draw:text-box draw:corner-radius="0.016cm"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3" draw:text-style-name="MP4" draw:layer="backgroundobjects" svg:width="25.986cm" svg:height="0.268cm" svg:x="2.014cm" svg:y="19.658cm">
        <text:p/>
      </draw:rect>
      <draw:rect draw:style-name="Mgr3" draw:text-style-name="MP4" draw:layer="backgroundobjects" svg:width="22.478cm" svg:height="0.268cm" svg:x="5.522cm" svg:y="20.248cm">
        <text:p/>
      </draw:rect>
      <presentation:notes style:page-layout-name="PM0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6M5S</meta:editing-duration>
    <meta:editing-cycles>4</meta:editing-cycles>
    <meta:generator>OpenOffice/4.1.15$Win32 OpenOffice.org_project/4115m2$Build-9813</meta:generator>
    <dc:date>2024-02-08T10:44:44.60</dc:date>
    <dc:creator>emilio len</dc:creator>
    <meta:document-statistic meta:object-count="53"/>
  </office:meta>
</office:document-meta>
</file>